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1.6729in"/>
    </style:style>
    <style:style style:name="Table1.B" style:family="table-column">
      <style:table-column-properties style:column-width="1.2646in"/>
    </style:style>
    <style:style style:name="Table1.C" style:family="table-column">
      <style:table-column-properties style:column-width="2.0819in"/>
    </style:style>
    <style:style style:name="Table1.D" style:family="table-column">
      <style:table-column-properties style:column-width="1.678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44b8e" officeooo:paragraph-rsid="00144b8e"/>
    </style:style>
    <style:style style:name="P2" style:family="paragraph" style:parent-style-name="Standard">
      <style:text-properties officeooo:rsid="00144b8e" officeooo:paragraph-rsid="00178d22"/>
    </style:style>
    <style:style style:name="P3" style:family="paragraph" style:parent-style-name="Standard">
      <style:text-properties officeooo:rsid="0015ac6f" officeooo:paragraph-rsid="0015ac6f"/>
    </style:style>
    <style:style style:name="P4" style:family="paragraph" style:parent-style-name="Standard">
      <style:text-properties officeooo:rsid="00178d22" officeooo:paragraph-rsid="00178d22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178d22" officeooo:paragraph-rsid="00178d22" style:font-weight-asian="bold" style:font-weight-complex="bold"/>
    </style:style>
    <style:style style:name="P6" style:family="paragraph" style:parent-style-name="Table_20_Contents">
      <style:text-properties officeooo:rsid="000dbca6" officeooo:paragraph-rsid="000dbca6"/>
    </style:style>
    <style:style style:name="P7" style:family="paragraph" style:parent-style-name="Table_20_Contents">
      <style:text-properties officeooo:rsid="000e631f" officeooo:paragraph-rsid="000e631f"/>
    </style:style>
    <style:style style:name="P8" style:family="paragraph" style:parent-style-name="Table_20_Contents">
      <style:text-properties officeooo:rsid="000f7b5a" officeooo:paragraph-rsid="000f7b5a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f7b5a" officeooo:paragraph-rsid="000f7b5a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ce1a8" officeooo:paragraph-rsid="000ce1a8" style:font-weight-asian="bold" style:font-weight-complex="bold"/>
    </style:style>
    <style:style style:name="P11" style:family="paragraph" style:parent-style-name="Table_20_Contents">
      <style:text-properties officeooo:rsid="001cfb0a" officeooo:paragraph-rsid="001cfb0a"/>
    </style:style>
    <style:style style:name="P12" style:family="paragraph" style:parent-style-name="Table_20_Contents">
      <style:text-properties officeooo:rsid="001e5b35" officeooo:paragraph-rsid="001e5b35"/>
    </style:style>
    <style:style style:name="P13" style:family="paragraph" style:parent-style-name="Standard" style:list-style-name="L1">
      <style:text-properties officeooo:rsid="0015ac6f" officeooo:paragraph-rsid="0015ac6f"/>
    </style:style>
    <style:style style:name="P14" style:family="paragraph" style:parent-style-name="Standard" style:list-style-name="L1">
      <style:text-properties officeooo:rsid="0018ebbe" officeooo:paragraph-rsid="0018ebbe"/>
    </style:style>
    <style:style style:name="P15" style:family="paragraph" style:parent-style-name="Standard" style:list-style-name="L1">
      <style:text-properties officeooo:rsid="00197f59" officeooo:paragraph-rsid="00197f59"/>
    </style:style>
    <style:style style:name="P16" style:family="paragraph" style:parent-style-name="Standard" style:list-style-name="L2">
      <style:text-properties officeooo:rsid="00197f59" officeooo:paragraph-rsid="00197f59"/>
    </style:style>
    <style:style style:name="P17" style:family="paragraph" style:parent-style-name="Standard" style:list-style-name="L2">
      <style:text-properties officeooo:paragraph-rsid="00197f59"/>
    </style:style>
    <style:style style:name="P18" style:family="paragraph" style:parent-style-name="Standard" style:list-style-name="L2">
      <style:text-properties officeooo:rsid="001b72f5" officeooo:paragraph-rsid="001b72f5"/>
    </style:style>
    <style:style style:name="P19" style:family="paragraph" style:parent-style-name="Standard" style:list-style-name="L1">
      <style:text-properties officeooo:rsid="00199da5" officeooo:paragraph-rsid="00199da5"/>
    </style:style>
    <style:style style:name="T1" style:family="text">
      <style:text-properties officeooo:rsid="000dbca6"/>
    </style:style>
    <style:style style:name="T2" style:family="text">
      <style:text-properties officeooo:rsid="000f7b5a"/>
    </style:style>
    <style:style style:name="T3" style:family="text">
      <style:text-properties officeooo:rsid="001f443c"/>
    </style:style>
    <style:style style:name="T4" style:family="text">
      <style:text-properties officeooo:rsid="00197f59"/>
    </style:style>
    <style:style style:name="T5" style:family="text">
      <style:text-properties fo:font-weight="bold" officeooo:rsid="00197f59" style:font-weight-asian="bold" style:font-weight-complex="bold"/>
    </style:style>
    <style:style style:name="T6" style:family="text">
      <style:text-properties fo:font-weight="bold" officeooo:rsid="00197f59" fo:background-color="#ffff00" loext:char-shading-value="0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846in" fo:text-indent="-0.25in" fo:margin-left="0.9846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346in" fo:text-indent="-0.25in" fo:margin-left="1.2346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columns-spanned="2" office:value-type="string">
            <text:p text:style-name="P9">Svn/cvs</text:p>
          </table:table-cell>
          <table:covered-table-cell/>
          <table:table-cell table:style-name="Table1.A1" office:value-type="string">
            <text:p text:style-name="P10">Git</text:p>
          </table:table-cell>
          <table:table-cell table:style-name="Table1.D1" office:value-type="string">
            <text:p text:style-name="P10">R<text:span text:style-name="T1">tc</text:span></text:p>
          </table:table-cell>
        </table:table-row>
        <table:table-row>
          <table:table-cell table:style-name="Table1.A2" office:value-type="string">
            <text:p text:style-name="P6">Bai<text:span text:style-name="T3">x</text:span>ar repo</text:p>
          </table:table-cell>
          <table:table-cell table:style-name="Table1.A2" office:value-type="string">
            <text:p text:style-name="P6">Checkout</text:p>
          </table:table-cell>
          <table:table-cell table:style-name="Table1.A2" office:value-type="string">
            <text:p text:style-name="P6">Clone</text:p>
          </table:table-cell>
          <table:table-cell table:style-name="Table1.D2" office:value-type="string">
            <text:p text:style-name="P6">Load</text:p>
          </table:table-cell>
        </table:table-row>
        <table:table-row>
          <table:table-cell table:style-name="Table1.A2" office:value-type="string">
            <text:p text:style-name="P6">Baixa alteracoes</text:p>
          </table:table-cell>
          <table:table-cell table:style-name="Table1.A2" office:value-type="string">
            <text:p text:style-name="P6">Update</text:p>
          </table:table-cell>
          <table:table-cell table:style-name="Table1.A2" office:value-type="string">
            <text:p text:style-name="P6">Pull</text:p>
          </table:table-cell>
          <table:table-cell table:style-name="Table1.D2" office:value-type="string">
            <text:p text:style-name="P6">Accept</text:p>
          </table:table-cell>
        </table:table-row>
        <table:table-row>
          <table:table-cell table:style-name="Table1.A2" office:value-type="string">
            <text:p text:style-name="P7">Versao</text:p>
          </table:table-cell>
          <table:table-cell table:style-name="Table1.A2" table:number-rows-spanned="2" office:value-type="string">
            <text:p text:style-name="P7">Commit*</text:p>
          </table:table-cell>
          <table:table-cell table:style-name="Table1.A2" office:value-type="string">
            <text:p text:style-name="P7">Commit -<text:span text:style-name="T2">a</text:span></text:p>
          </table:table-cell>
          <table:table-cell table:style-name="Table1.D2" office:value-type="string">
            <text:p text:style-name="P8">Checkin</text:p>
          </table:table-cell>
        </table:table-row>
        <table:table-row>
          <table:table-cell table:style-name="Table1.A2" office:value-type="string">
            <text:p text:style-name="P8">Sincronizacao</text:p>
          </table:table-cell>
          <table:covered-table-cell/>
          <table:table-cell table:style-name="Table1.A2" office:value-type="string">
            <text:p text:style-name="P8">Push</text:p>
          </table:table-cell>
          <table:table-cell table:style-name="Table1.D2" office:value-type="string">
            <text:p text:style-name="P8">Deliver</text:p>
          </table:table-cell>
        </table:table-row>
        <table:table-row>
          <table:table-cell table:style-name="Table1.A2" office:value-type="string">
            <text:p text:style-name="P8">Adicao de arquivos</text:p>
          </table:table-cell>
          <table:table-cell table:style-name="Table1.A2" office:value-type="string">
            <text:p text:style-name="P8">Add</text:p>
          </table:table-cell>
          <table:table-cell table:style-name="Table1.A2" office:value-type="string">
            <text:p text:style-name="P8">Add</text:p>
          </table:table-cell>
          <table:table-cell table:style-name="Table1.D2" office:value-type="string">
            <text:p text:style-name="P8">(add)</text:p>
          </table:table-cell>
        </table:table-row>
        <table:table-row>
          <table:table-cell table:style-name="Table1.A2" office:value-type="string">
            <text:p text:style-name="P8">Historico</text:p>
          </table:table-cell>
          <table:table-cell table:style-name="Table1.A2" office:value-type="string">
            <text:p text:style-name="P8">History</text:p>
          </table:table-cell>
          <table:table-cell table:style-name="Table1.A2" office:value-type="string">
            <text:p text:style-name="P8">Log</text:p>
          </table:table-cell>
          <table:table-cell table:style-name="Table1.D2" office:value-type="string">
            <text:p text:style-name="P8">History</text:p>
          </table:table-cell>
        </table:table-row>
        <table:table-row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A2" office:value-type="string">
            <text:p text:style-name="P8">Status</text:p>
          </table:table-cell>
          <table:table-cell table:style-name="Table1.D2" office:value-type="string">
            <text:p text:style-name="P8">(status)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Branch [nome da branch]</text:p>
          </table:table-cell>
          <table:table-cell table:style-name="Table1.D2" office:value-type="string">
            <text:p text:style-name="P11">Cria uma branch</text:p>
          </table:table-cell>
        </table:table-row>
        <table:table-row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12">Checkout [nome da branch]</text:p>
          </table:table-cell>
          <table:table-cell table:style-name="Table1.D2" office:value-type="string">
            <text:p text:style-name="P12">Muda para a branch</text:p>
          </table:table-cell>
        </table:table-row>
      </table:table>
      <text:p text:style-name="Standard"/>
      <text:p text:style-name="Standard"/>
      <text:p text:style-name="P1">git clone https://github.com/caelum/pm87-exemplo.git </text:p>
      <text:p text:style-name="P1">ls</text:p>
      <text:p text:style-name="P1">cd pm87-exemplo/</text:p>
      <text:p text:style-name="P1">ls -a</text:p>
      <text:p text:style-name="P1">git status</text:p>
      <text:p text:style-name="P1">gedit pm87</text:p>
      <text:p text:style-name="P1"/>
      <text:p text:style-name="P5">Exibe qual a bash vc esta trabalhando</text:p>
      <text:p text:style-name="P2"/>
      <text:p text:style-name="P4">PS1="\[\033[38m\]\u@\h:\w";</text:p>
      <text:p text:style-name="P4">PS1="$PS1\[\033[31m\]";</text:p>
      <text:p text:style-name="P4">PS1="$PS1\`git branch 2&gt;/dev/null | grep \"^\*\" | \\</text:p>
      <text:p text:style-name="P4"><text:s text:c="4"/>sed -r \"s/\*\ (.*)/\(\1\)/\"\`";</text:p>
      <text:p text:style-name="P4">PS1="$PS1\[\033[37m\]$\[\033[00m\] ";</text:p>
      <text:p text:style-name="P1"/>
      <text:p text:style-name="P5">Criar um projeto a partir de um diretorio existente</text:p>
      <text:p text:style-name="P1"/>
      <text:list xml:id="list3576974302969174269" text:style-name="L1">
        <text:list-item>
          <text:p text:style-name="P13">Criar um repostitorio com o mesmo nome do local</text:p>
        </text:list-item>
        <text:list-item>
          <text:p text:style-name="P14">Criar a chave SSH</text:p>
        </text:list-item>
        <text:list-item>
          <text:p text:style-name="P15">No terminal:</text:p>
        </text:list-item>
      </text:list>
      <text:list xml:id="list4897276651424895595" text:style-name="L2">
        <text:list-item>
          <text:p text:style-name="P18">git init</text:p>
        </text:list-item>
        <text:list-item>
          <text:p text:style-name="P18">git add .</text:p>
        </text:list-item>
        <text:list-item>
          <text:p text:style-name="P18">Git commit -m “mensagem”</text:p>
        </text:list-item>
        <text:list-item>
          <text:p text:style-name="P17"><text:span text:style-name="T4">git remote add origin https://github.com/frcangussu/</text:span><text:span text:style-name="T6">[nome do repositorio]</text:span><text:span text:style-name="T4">.git</text:span></text:p>
        </text:list-item>
        <text:list-item>
          <text:p text:style-name="P16">git push -u origin master</text:p>
        </text:list-item>
      </text:list>
      <text:list xml:id="list93239736129662" text:continue-list="list3576974302969174269" text:style-name="L1">
        <text:list-item>
          <text:p text:style-name="P19">pronto!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0T11:11:41.865200578</meta:creation-date>
    <dc:date>2015-08-11T09:32:37.758939786</dc:date>
    <meta:editing-duration>PT1H43M13S</meta:editing-duration>
    <meta:editing-cycles>17</meta:editing-cycles>
    <meta:generator>LibreOffice/4.2.4.2$Linux_X86_64 LibreOffice_project/420m0$Build-2</meta:generator>
    <meta:document-statistic meta:table-count="1" meta:image-count="0" meta:object-count="0" meta:page-count="1" meta:paragraph-count="56" meta:word-count="140" meta:character-count="888" meta:non-whitespace-character-count="808"/>
  </office:meta>
</office:document-meta>
</file>